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02000000020DEC9BBBB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999cm" table:align="margins" style:may-break-between-rows="false"/>
    </style:style>
    <style:style style:name="Tabelle3.A" style:family="table-column">
      <style:table-column-properties style:column-width="1.61cm" style:rel-column-width="6208*"/>
    </style:style>
    <style:style style:name="Tabelle3.B" style:family="table-column">
      <style:table-column-properties style:column-width="15.388cm" style:rel-column-width="59327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6.999cm" table:align="margins" style:may-break-between-rows="false"/>
    </style:style>
    <style:style style:name="Tabelle2.A" style:family="table-column">
      <style:table-column-properties style:column-width="3.903cm" style:rel-column-width="15049*"/>
    </style:style>
    <style:style style:name="Tabelle2.B" style:family="table-column">
      <style:table-column-properties style:column-width="13.095cm" style:rel-column-width="50486*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paragraph-rsid="001d7bd1"/>
    </style:style>
    <style:style style:name="P6" style:family="paragraph" style:parent-style-name="Text_20_body">
      <style:text-properties officeooo:paragraph-rsid="001df889"/>
    </style:style>
    <style:style style:name="P7" style:family="paragraph" style:parent-style-name="Text_20_body">
      <style:text-properties officeooo:paragraph-rsid="00213da4"/>
    </style:style>
    <style:style style:name="P8" style:family="paragraph" style:parent-style-name="Text_20_body">
      <style:text-properties officeooo:rsid="00230c89" officeooo:paragraph-rsid="00230c89"/>
    </style:style>
    <style:style style:name="P9" style:family="paragraph" style:parent-style-name="Text_20_body">
      <style:text-properties officeooo:paragraph-rsid="0026512e"/>
    </style:style>
    <style:style style:name="P10" style:family="paragraph" style:parent-style-name="Text_20_body">
      <style:text-properties officeooo:rsid="00273694" officeooo:paragraph-rsid="00273694"/>
    </style:style>
    <style:style style:name="P11" style:family="paragraph" style:parent-style-name="Text_20_body">
      <style:text-properties officeooo:rsid="00290a6c" officeooo:paragraph-rsid="00290a6c"/>
    </style:style>
    <style:style style:name="P12" style:family="paragraph" style:parent-style-name="Heading_20_1" style:master-page-name="">
      <style:paragraph-properties style:page-number="auto" fo:break-before="page" style:shadow="none"/>
    </style:style>
    <style:style style:name="P13" style:family="paragraph" style:parent-style-name="Heading_20_1" style:master-page-name="">
      <style:paragraph-properties style:page-number="auto" fo:break-before="page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Footer">
      <style:text-properties officeooo:paragraph-rsid="001f0da6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889"/>
    </style:style>
    <style:style style:name="T3" style:family="text">
      <style:text-properties officeooo:rsid="001f0da6"/>
    </style:style>
    <style:style style:name="T4" style:family="text">
      <style:text-properties officeooo:rsid="0020022f"/>
    </style:style>
    <style:style style:name="T5" style:family="text">
      <style:text-properties fo:font-style="italic" officeooo:rsid="0020022f" style:font-style-asian="italic" style:font-style-complex="italic"/>
    </style:style>
    <style:style style:name="T6" style:family="text">
      <style:text-properties officeooo:rsid="00213da4"/>
    </style:style>
    <style:style style:name="T7" style:family="text">
      <style:text-properties officeooo:rsid="0026512e"/>
    </style:style>
    <style:style style:name="T8" style:family="text">
      <style:text-properties fo:font-variant="normal" fo:text-transform="none" fo:color="#000000" style:font-name="Lucida Grande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Lucida Grande" fo:font-size="9.75pt" fo:letter-spacing="normal" fo:font-style="normal" fo:font-weight="normal" officeooo:rsid="00273694"/>
    </style:style>
    <style:style style:name="T10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a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Overview<text:tab/>1</text:p>
          <text:p text:style-name="P15">Points and vectors<text:tab/>2</text:p>
          <text:p text:style-name="P15">Matrices<text:tab/>4</text:p>
          <text:p text:style-name="P14">BiTran2<text:tab/>4</text:p>
          <text:p text:style-name="P15">Polygons<text:tab/>5</text:p>
          <text:p text:style-name="P15">Further information<text:tab/>5</text:p>
        </text:index-body>
      </text:table-of-content>
      <text:p text:style-name="Standard"/>
      <text:h text:style-name="Heading_20_1" text:outline-level="1">Overview</text:h>
      <text:p text:style-name="Text_20_body">LinaJS <text:span text:style-name="T4">('</text:span><text:span text:style-name="T5">linear algebra for JS</text:span><text:span text:style-name="T4">') is a</text:span>n object oriented math library for points, vectors, and homogeneous <text:span text:style-name="T3">t</text:span>ransformations in 2D space.</text:p>
      <text:p text:style-name="P11">It was developed as math backend for <text:a xlink:type="simple" xlink:href="https://github.com/mar10/arcade-js/" text:style-name="Internet_20_link" text:visited-style-name="Visited_20_Internet_20_Link">Arcade.js</text:a>.</text:p>
      <text:p text:style-name="P5">Details:</text:p>
      <text:p text:style-name="P6"><text:tab/><text:a xlink:type="simple" xlink:href="https://cdn.rawgit.com/mar10/arcade-js/master/doc/jsdocs/lina.js/jsdoc/symbols/LinaJS.html" text:style-name="Internet_20_link" text:visited-style-name="Visited_20_Internet_20_Link"><text:span text:style-name="T2">https://cdn.rawgit.com/mar10/arcade-js/master/doc/jsdocs/lina.js/jsdoc/symbols/LinaJS.html</text:span></text:a></text:p>
      <text:p text:style-name="P6">You will find a detailed documentation of the LinaJS API at<text:line-break/><text:tab/><text:a xlink:type="simple" xlink:href="https://cdn.rawgit.com/mar10/arcade-js/master/doc/jsdocs/lina.js/jsdoc/index.html" text:style-name="Internet_20_link" text:visited-style-name="Visited_20_Internet_20_Link"><text:span text:style-name="T2">https://cdn.rawgit.com/mar10/arcade-js/master/doc/jsdocs/lina.js/jsdoc/index.html</text:span></text:a></text:p>
      <text:p text:style-name="Text_20_body">It comes as part of ArcadeJS, an Open Source project <text:a xlink:type="simple" xlink:href="http://www.opensource.org/licenses/mit-license.php" text:style-name="Internet_20_link" text:visited-style-name="Visited_20_Internet_20_Link"><text:span text:style-name="T4">released under MIT</text:span></text:a><text:span text:style-name="T4">, </text:span>hosted at</text:p>
      <text:p text:style-name="P6"><text:tab/><text:a xlink:type="simple" xlink:href="https://github.com/mar10/arcade-js/" text:style-name="Internet_20_link" text:visited-style-name="Visited_20_Internet_20_Link"><text:span text:style-name="T2">https://github.com/mar10/arcade-js/</text:span></text:a><text:span text:style-name="T2"> </text:span></text:p>
      <text:p text:style-name="Text_20_body"/>
      <text:p text:style-name="P1">Constructors and arguments</text:p>
      <text:p text:style-name="Text_20_body">Contructors (and some other methods) accept different argument types.</text:p>
      <text:p text:style-name="Text_20_body">For example:</text:p>
      <text:p text:style-name="Code">// Default constructor</text:p>
      <text:p text:style-name="Code">var m1 = new Matrix3(); // Identity matrix</text:p>
      <text:p text:style-name="Code">// Single values for x and y</text:p>
      <text:p text:style-name="Code">var pt1 = new Point2(3, 4);</text:p>
      <text:p text:style-name="Code">// Data objects</text:p>
      <text:p text:style-name="Code">var pt2 = new Point2({x: 3, y: 4});</text:p>
      <text:p text:style-name="Code">// Copy constuctor</text:p>
      <text:p text:style-name="Code">var pt3 = new Point2(pt1);</text:p>
      <text:p text:style-name="P2"/>
      <text:p text:style-name="P1">In-place operations, chainining, and transformed copies</text:p>
      <text:p text:style-name="Text_20_body">Most transformation methods work 'in-place', thus modifying the object itself:</text:p>
      <text:p text:style-name="Code">pt1.translate(1, 2);</text:p>
      <text:p text:style-name="Text_20_body"><text:line-break/>Most methods also return the object instance, so transformations can be 'chained':</text:p>
      <text:p text:style-name="Code">pt1.translate(1, 2).rotate(Math.PI).scale(1.5);</text:p>
      <text:p text:style-name="Text_20_body"><text:line-break/>If we want a new translated instance instead of modifying the original one, we must create a copy <text:soft-page-break/>before:</text:p>
      <text:p text:style-name="Code">var pt2 = pt1<text:span text:style-name="T1">.copy()</text:span>.translate(1, 2);</text:p>
      <text:p text:style-name="P1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<draw:frame draw:style-name="fr2" draw:name="Grafik1" text:anchor-type="as-char" svg:width="0.847cm" svg:height="0.847cm" draw:z-index="24"><draw:image xlink:href="Pictures/100002000000002000000020DEC9BBBB.gif" xlink:type="simple" xlink:show="embed" xlink:actuate="onLoad"/></draw:frame></text:p>
          </table:table-cell>
          <table:table-cell table:style-name="Tabelle3.A1" office:value-type="string">
            <text:p text:style-name="P1">Note pitfall:</text:p>
            <text:p text:style-name="Text_20_body">Since modifications are in-place by default, the following example will <text:span text:style-name="T1">not</text:span> work as expected:</text:p>
            <text:p text:style-name="Code">var pt1 = new Point2(0, 0);</text:p>
            <text:p text:style-name="Code">var pt2 = pt1.translate(1, 2); <text:s/>// &lt;&lt;-- WARNING pt1 is translated too</text:p>
            <text:p text:style-name="Text_20_body">Use .copy() instead:</text:p>
            <text:p text:style-name="Code">var pt2 = pt1<text:span text:style-name="T1">.copy()</text:span>.translate(1, 2);</text:p>
          </table:table-cell>
        </table:table-row>
      </table:table>
      <text:p text:style-name="Text_20_body"/>
      <text:p text:style-name="Text_20_body">Here is another example that defines two matrices: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var cc2wc = wc2cc.copy().invert();</text:p>
      <text:p text:style-name="Text_20_body"/>
      <text:p text:style-name="P1">Angles</text:p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Rahmen7" text:anchor-type="as-char" svg:width="2.843cm" draw:z-index="17"><draw:text-box fo:min-height="3.651cm"><text:p text:style-name="Frame_20_contents"><draw:line text:anchor-type="paragraph" draw:z-index="27" draw:style-name="gr2" draw:text-style-name="P19" svg:x1="0.633cm" svg:y1="2.754cm" svg:x2="1.427cm" svg:y2="0.935cm"><text:p/></draw:line><draw:frame text:anchor-type="paragraph" draw:z-index="26" draw:style-name="gr1" draw:text-style-name="P17" svg:width="0.84cm" svg:height="0.329cm" svg:x="1.485cm" svg:y="2.858cm"><draw:text-box><text:p text:style-name="P18"><text:span text:style-name="T10">X</text:span></text:p></draw:text-box></draw:frame><draw:frame text:anchor-type="paragraph" draw:z-index="25" draw:style-name="gr1" draw:text-style-name="P17" svg:width="0.634cm" svg:height="0.329cm" svg:x="0cm" svg:y="0.064cm"><draw:text-box><text:p text:style-name="P18"><text:span text:style-name="T10">Y</text:span></text:p></draw:text-box></draw:frame><draw:frame text:anchor-type="paragraph" draw:z-index="23" draw:style-name="gr1" draw:text-style-name="P17" svg:width="0.398cm" svg:height="0.329cm" svg:x="2.133cm" svg:y="2.224cm"><draw:text-box><text:p><text:span text:style-name="T10">0°</text:span></text:p></draw:text-box></draw:frame><draw:frame text:anchor-type="paragraph" draw:z-index="22" draw:style-name="gr1" draw:text-style-name="P17" svg:width="0.84cm" svg:height="0.329cm" svg:x="0.162cm" svg:y="3.062cm"><draw:text-box><text:p><text:span text:style-name="T10">0/0</text:span></text:p></draw:text-box></draw:frame><draw:line text:anchor-type="paragraph" draw:z-index="21" draw:style-name="gr2" draw:text-style-name="P19" svg:x1="0.633cm" svg:y1="2.946cm" svg:x2="0.633cm" svg:y2="0.064cm"><text:p/></draw:line><draw:line text:anchor-type="paragraph" draw:z-index="20" draw:style-name="gr2" draw:text-style-name="P19" svg:x1="0.134cm" svg:y1="2.753cm" svg:x2="2.381cm" svg:y2="2.753cm"><text:p/></draw:line><draw:ellipse text:anchor-type="paragraph" draw:z-index="19" draw:style-name="gr3" draw:text-style-name="P19" svg:width="0.83cm" svg:height="0.849cm" svg:x="0.288cm" svg:y="2.309cm" draw:kind="arc" draw:start-angle="357.38" draw:end-angle="73.39"><text:p/></draw:ellipse><draw:frame text:anchor-type="paragraph" draw:z-index="18" draw:style-name="gr1" draw:text-style-name="P17" svg:width="0.398cm" svg:height="0.329cm" svg:x="1.117cm" svg:y="2.115cm"><draw:text-box><text:p><text:span text:style-name="T10">α</text:span></text:p></draw:text-box></draw:frame></text:p></draw:text-box></draw:frame></text:p>
          </table:table-cell>
          <table:table-cell table:style-name="Tabelle2.A1" office:value-type="string">
            <text:p text:style-name="Text_20_body">Angles are specified in radians, starting at the positive x-axis (i.e. 0° is at three o'clock).</text:p>
            <text:p text:style-name="Text_20_body">To rotate left by 90° we can do </text:p>
            <text:p text:style-name="Code">pt1.rotate(0.5 * Math.PI);</text:p>
            <text:p text:style-name="Text_20_body">or use the a conversion factor to convert from degree to radians</text:p>
            <text:p text:style-name="Code">pt1.rotate(90 * LinaJS.D2R);</text:p>
          </table:table-cell>
        </table:table-row>
      </table:table>
      <text:p text:style-name="Text_20_body"/>
      <text:h text:style-name="Heading_20_1" text:outline-level="1">Points and vectors</text:h>
      <text:p text:style-name="Text_20_body">Unlike some other libraries, LinaJS makes a 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Point</text:p>
          </table:table-cell>
          <table:table-cell table:style-name="Tabelle1.C1" office:value-type="string">
            <text:p text:style-name="P3">Vector</text:p>
          </table:table-cell>
        </table:table-row>
        <table:table-row>
          <table:table-cell table:style-name="Tabelle1.A2" office:value-type="string">
            <text:p text:style-name="P3">Class</text:p>
          </table:table-cell>
          <table:table-cell table:style-name="Tabelle1.A2" office:value-type="string">
            <text:p text:style-name="Table_20_Contents">Point2</text:p>
          </table:table-cell>
          <table:table-cell table:style-name="Tabelle1.C2" office:value-type="string">
            <text:p text:style-name="Table_20_Contents">Vec2</text:p>
          </table:table-cell>
        </table:table-row>
        <table:table-row>
          <table:table-cell table:style-name="Tabelle1.A2" office:value-type="string">
            <text:p text:style-name="P3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3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3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ext:soft-page-break/>
        <table:table-row>
          <table:table-cell table:style-name="Tabelle1.A2" office:value-type="string">
            <text:p text:style-name="P3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3">Rotation about arbitrary pivot</text:p>
          </table:table-cell>
          <table:table-cell table:style-name="Tabelle1.A2" office:value-type="string">
            <text:p text:style-name="Table_20_Contents">Moves the point to a different location and may change the distance to the center (0, 0).</text:p>
          </table:table-cell>
          <table:table-cell table:style-name="Tabelle1.C2" office:value-type="string">
            <text:p text:style-name="Table_20_Contents">Changes the direction, but not the length.</text:p>
          </table:table-cell>
        </table:table-row>
      </table:table>
      <text:p text:style-name="Text_20_body"/>
      <text:p text:style-name="Text_20_body">A 2-dimensional vector is implemented by the Vec2 class.</text:p>
      <text:p text:style-name="Text_20_body"><draw:frame text:anchor-type="paragraph" draw:z-index="16" draw:style-name="gr1" draw:text-style-name="P17" svg:width="0.84cm" svg:height="0.329cm" draw:transform="rotate (1.22626833245122) translate (2.77283333333333cm 2.18722222222222cm)"><draw:text-box><text:p><text:span text:style-name="T10">length</text:span></text:p></draw:text-box></draw:frame><draw:frame draw:style-name="fr1" draw:name="Rahmen6" text:anchor-type="as-char" svg:width="4.8cm" draw:z-index="2"><draw:text-box fo:min-height="4.526cm"><text:p text:style-name="Frame_20_contents"><draw:line text:anchor-type="paragraph" draw:z-index="7" draw:style-name="gr2" draw:text-style-name="P19" svg:x1="2.42cm" svg:y1="2.754cm" svg:x2="3.214cm" svg:y2="0.935cm"><text:p/></draw:line><draw:frame text:anchor-type="paragraph" draw:z-index="6" draw:style-name="gr1" draw:text-style-name="P17" svg:width="0.84cm" svg:height="0.329cm" svg:x="3.537cm" svg:y="2.923cm"><draw:text-box><text:p text:style-name="P18"><text:span text:style-name="T10">X</text:span></text:p></draw:text-box></draw:frame><draw:frame text:anchor-type="paragraph" draw:z-index="5" draw:style-name="gr1" draw:text-style-name="P17" svg:width="0.84cm" svg:height="0.329cm" svg:x="1.448cm" svg:y="0.131cm"><draw:text-box><text:p text:style-name="P18"><text:span text:style-name="T10">Y</text:span></text:p></draw:text-box></draw:frame><draw:frame text:anchor-type="paragraph" draw:z-index="4" draw:style-name="gr1" draw:text-style-name="P17" svg:width="0.398cm" svg:height="0.329cm" svg:x="3.907cm" svg:y="2.254cm"><draw:text-box><text:p><text:span text:style-name="T10">0°</text:span></text:p></draw:text-box></draw:frame><draw:frame text:anchor-type="paragraph" draw:z-index="3" draw:style-name="gr1" draw:text-style-name="P17" svg:width="0.84cm" svg:height="0.329cm" svg:x="1.97cm" svg:y="2.753cm"><draw:text-box><text:p><text:span text:style-name="T10">0/0</text:span></text:p></draw:text-box></draw:frame><draw:line text:anchor-type="paragraph" draw:z-index="8" draw:style-name="gr2" draw:text-style-name="P19" svg:x1="2.42cm" svg:y1="4.161cm" svg:x2="2.42cm" svg:y2="0.086cm"><text:p/></draw:line><draw:line text:anchor-type="paragraph" draw:z-index="9" draw:style-name="gr2" draw:text-style-name="P19" svg:x1="0.118cm" svg:y1="2.753cm" svg:x2="4.431cm" svg:y2="2.753cm"><text:p/></draw:line><draw:ellipse text:anchor-type="paragraph" draw:z-index="10" draw:style-name="gr3" draw:text-style-name="P19" svg:width="0.83cm" svg:height="0.849cm" svg:x="2.03cm" svg:y="2.309cm" draw:kind="arc" draw:start-angle="357.38" draw:end-angle="73.39"><text:p/></draw:ellipse><draw:frame text:anchor-type="paragraph" draw:z-index="11" draw:style-name="gr1" draw:text-style-name="P17" svg:width="0.823cm" svg:height="0.329cm" svg:x="2.859cm" svg:y="2.138cm"><draw:text-box><text:p><text:span text:style-name="T10">angle</text:span></text:p></draw:text-box></draw:frame><draw:frame text:anchor-type="paragraph" draw:z-index="15" draw:style-name="gr1" draw:text-style-name="P17" svg:width="0.84cm" svg:height="0.329cm" svg:x="3.279cm" svg:y="0.504cm"><draw:text-box><text:p><text:span text:style-name="T10">dx/dy</text:span></text:p></draw:text-box></draw:frame></text:p></draw:text-box></draw:frame></text:p>
      <text:p text:style-name="Standard">Here is an example, that adds two vectors, and creates a moved point from (1,1) by offset (2/3):</text:p>
      <text:p text:style-name="Code">// Define transformation matrices</text:p>
      <text:p text:style-name="Code">var ptOrg = new Point2(1, 1);</text:p>
      <text:p text:style-name="Code">var ofs1 = new Vec2(2, 0);</text:p>
      <text:p text:style-name="Code">var ofs2 = ofs1.copy().add(0, 3);</text:p>
      <text:p text:style-name="Code">ptOrg.translate(ofs2);</text:p>
      <text:p text:style-name="Text_20_body"/>
      <text:p text:style-name="Text_20_body">Details on Point2 class:</text:p>
      <text:p text:style-name="P7"><text:tab/><text:a xlink:type="simple" xlink:href="https://cdn.rawgit.com/mar10/arcade-js/master/doc/jsdocs/lina.js/jsdoc/symbols/Point2.html" text:style-name="Internet_20_link" text:visited-style-name="Visited_20_Internet_20_Link"><text:span text:style-name="T6">https://cdn.rawgit.com/mar10/arcade-js/master/doc/jsdocs/lina.js/jsdoc/symbols/Point2.html</text:span></text:a><text:span text:style-name="T6"> </text:span></text:p>
      <text:p text:style-name="Text_20_body">Details on Vec2 class:</text:p>
      <text:p text:style-name="P7"><text:tab/><text:a xlink:type="simple" xlink:href="https://cdn.rawgit.com/mar10/arcade-js/master/doc/jsdocs/lina.js/jsdoc/symbols/Vec2.html" text:style-name="Internet_20_link" text:visited-style-name="Visited_20_Internet_20_Link"><text:span text:style-name="T6">https://cdn.rawgit.com/mar10/arcade-js/master/doc/jsdocs/lina.js/jsdoc/symbols/Vec2.html</text:span></text:a><text:span text:style-name="T6"> </text:span></text:p>
      <text:h text:style-name="P12" text:outline-level="1">Matrices</text:h>
      <text:p text:style-name="Text_20_body">Matrices are used to store and accumulate transformations (R: rotation, T: translation, S: scale, ...).</text:p>
      <text:p text:style-name="Text_20_body">They are especially efficient, when multiple transformations should be applied to a large number of objects. For example when transfoming polygons from world coordinates to viewport coordinates.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// Transform points</text:p>
      <text:p text:style-name="Code">for(var i=0; i&lt;points.length; i++) {</text:p>
      <text:p text:style-name="Code"><text:tab/>points[i].transform(wc2cc);</text:p>
      <text:p text:style-name="Code">}</text:p>
      <text:p text:style-name="Text_20_body"/>
      <text:p text:style-name="Text_20_body">The Matrix3 class represent 2d homogenous transformation matrices:</text:p>
      <text:p text:style-name="Text_20_body"><text:tab/><draw:frame draw:style-name="fr3" draw:name="Objekt1" text:anchor-type="as-char" svg:width="2.439cm" svg:height="1.662cm" draw:z-index="12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array with 9 elements:</text:p>
      <text:p text:style-name="Text_20_body"><text:tab/><draw:frame draw:style-name="fr3" draw:name="Objekt7" text:anchor-type="as-char" svg:width="7.638cm" svg:height="0.5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interpreted as </text:p>
      <text:p text:style-name="Text_20_body"><text:tab/><draw:frame draw:style-name="fr3" draw:name="Objekt4" text:anchor-type="as-char" svg:width="2.716cm" svg:height="1.879cm" draw:z-index="1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>Details:</text:p>
      <text:p text:style-name="P7"><text:a xlink:type="simple" xlink:href="https://cdn.rawgit.com/mar10/arcade-js/master/doc/jsdocs/lina.js/jsdoc/symbols/Matrix3.html" text:style-name="Internet_20_link" text:visited-style-name="Visited_20_Internet_20_Link"><text:span text:style-name="T6">https://cdn.rawgit.com/mar10/arcade-js/master/doc/jsdocs/lina.js/jsdoc/symbols/Matrix3.html</text:span></text:a><text:span text:style-name="T6"> </text:span></text:p>
      <text:h text:style-name="Heading_20_2" text:outline-level="2">BiTran2</text:h>
      <text:p text:style-name="Text_20_body"><text:span text:style-name="T9">Maintain a </text:span><text:span text:style-name="T8">3x3 homogenous transformation that also maintains its own inversion, </text:span><text:span text:style-name="T9">which may be more efficient then re-calculating the matrix inverse all the time:</text:span></text:p>
      <text:p text:style-name="P10"><text:a xlink:type="simple" xlink:href="https://cdn.rawgit.com/mar10/arcade-js/master/doc/jsdocs/lina.js/jsdoc/symbols/BiTran2.html" text:style-name="Internet_20_link" text:visited-style-name="Visited_20_Internet_20_Link">https://cdn.rawgit.com/mar10/arcade-js/master/doc/jsdocs/lina.js/jsdoc/symbols/BiTran2.html</text:a><text:span text:style-name="T9"> </text:span></text:p>
      <text:h text:style-name="P13" text:outline-level="1">Polygons</text:h>
      <text:p text:style-name="Text_20_body">The internal format is a flat array of float values.</text:p>
      <text:p text:style-name="Text_20_body">Details:</text:p>
      <text:p text:style-name="P8"><text:a xlink:type="simple" xlink:href="https://cdn.rawgit.com/mar10/arcade-js/master/doc/jsdocs/lina.js/jsdoc/symbols/Polygon2.html" text:style-name="Internet_20_link" text:visited-style-name="Visited_20_Internet_20_Link">https://cdn.rawgit.com/mar10/arcade-js/master/doc/jsdocs/lina.js/jsdoc/symbols/Polygon2.html</text:a> </text:p>
      <text:h text:style-name="Heading_20_1" text:outline-level="1">Further information</text:h>
      <text:p text:style-name="Text_20_body">The LinaJS API is documented at </text:p>
      <text:p text:style-name="P9"><text:tab/><text:a xlink:type="simple" xlink:href="https://cdn.rawgit.com/mar10/arcade-js/master/doc/jsdocs/lina.js/jsdoc/symbols/LinaJS.html" text:style-name="Internet_20_link" text:visited-style-name="Visited_20_Internet_20_Link"><text:span text:style-name="T7">https://cdn.rawgit.com/mar10/arcade-js/master/doc/jsdocs/lina.js/jsdoc/symbols/LinaJS.html</text:span></text:a><text:span text:style-name="T7"> 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0da6"/>
    </style:style>
    <style:style style:name="MT1" style:family="text">
      <style:text-properties officeooo:rsid="001f0da6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a xlink:type="simple" xlink:href="https://cdn.rawgit.com/mar10/arcade-js/master/doc/lina-js_tutorial.pdf" text:style-name="Internet_20_link" text:visited-style-name="Visited_20_Internet_20_Link"><text:span text:style-name="MT1">lina-js_tutorial.pdf</text:span></text:a><text:span text:style-name="MT1"> <text:tab/></text:span><text:tab/><text:page-number text:select-page="current">5</text:page-number>/<text:page-count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1M30S</meta:editing-duration>
    <meta:editing-cycles>104</meta:editing-cycles>
    <meta:generator>LibreOffice/5.0.0.5$Windows_x86 LibreOffice_project/1b1a90865e348b492231e1c451437d7a15bb262b</meta:generator>
    <dc:date>2016-12-18T18:32:23.681000000</dc:date>
    <meta:printed-by>Martin Wendt</meta:printed-by>
    <meta:print-date>2011-02-12T15:58:19.18</meta:print-date>
    <meta:document-statistic meta:table-count="3" meta:image-count="1" meta:object-count="5" meta:page-count="5" meta:paragraph-count="121" meta:word-count="598" meta:character-count="4633" meta:non-whitespace-character-count="41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

<file path=Object 7/content.xml><?xml version="1.0" encoding="utf-8"?>
<math xmlns="http://www.w3.org/1998/Math/MathML">
  <semantics>
    <mrow>
      <mi stretchy="false" mathvariant="normal">[</mi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  <mi stretchy="false" mathvariant="normal">]</mi>
    </mrow>
    <annotation encoding="StarMath 5.0">[matrix{ m_0 # m_1 # m_2 # m_3 # m_4 # m_5 # m_6 # m_7 # m_8} ] 
</annotation>
  </semantics>
</math>
</file>